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4dbd"/>
    </style:style>
    <style:style style:name="P2" style:family="paragraph" style:parent-style-name="Standard">
      <style:text-properties officeooo:rsid="00226bf5" officeooo:paragraph-rsid="00226bf5"/>
    </style:style>
    <style:style style:name="P3" style:family="paragraph" style:parent-style-name="Standard">
      <style:text-properties officeooo:paragraph-rsid="00226bf5"/>
    </style:style>
    <style:style style:name="P4" style:family="paragraph" style:parent-style-name="Heading_20_3">
      <style:text-properties officeooo:rsid="0027768e" officeooo:paragraph-rsid="0027768e"/>
    </style:style>
    <style:style style:name="P5" style:family="paragraph" style:parent-style-name="Standard">
      <style:text-properties officeooo:rsid="0027768e" officeooo:paragraph-rsid="0027768e"/>
    </style:style>
    <style:style style:name="P6" style:family="paragraph" style:parent-style-name="Standard">
      <style:text-properties fo:language="es" fo:country="ES" fo:font-weight="normal" officeooo:rsid="001fc5d8" officeooo:paragraph-rsid="001fc5d8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2106e6" officeooo:paragraph-rsid="002106e6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226bf5" officeooo:paragraph-rsid="00226bf5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24a4e1" officeooo:paragraph-rsid="0024a4e1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25a4b6" officeooo:paragraph-rsid="0025a4b6" style:font-weight-asian="normal" style:font-weight-complex="normal"/>
    </style:style>
    <style:style style:name="P11" style:family="paragraph" style:parent-style-name="Standard">
      <style:text-properties officeooo:rsid="001fc5d8" officeooo:paragraph-rsid="001fc5d8"/>
    </style:style>
    <style:style style:name="P12" style:family="paragraph" style:parent-style-name="Standard">
      <style:text-properties officeooo:rsid="002106e6" officeooo:paragraph-rsid="002106e6"/>
    </style:style>
    <style:style style:name="P13" style:family="paragraph" style:parent-style-name="Standard">
      <style:text-properties officeooo:paragraph-rsid="0025a4b6"/>
    </style:style>
    <style:style style:name="P14" style:family="paragraph" style:parent-style-name="Standard">
      <style:text-properties officeooo:rsid="002a3320" officeooo:paragraph-rsid="002a3320"/>
    </style:style>
    <style:style style:name="P15" style:family="paragraph" style:parent-style-name="Text_20_body">
      <style:text-properties officeooo:rsid="002a3320" officeooo:paragraph-rsid="002a3320"/>
    </style:style>
    <style:style style:name="P16" style:family="paragraph" style:parent-style-name="Standard">
      <style:text-properties officeooo:paragraph-rsid="002a3320"/>
    </style:style>
    <style:style style:name="P17" style:family="paragraph" style:parent-style-name="Standard">
      <style:text-properties officeooo:rsid="002acd76" officeooo:paragraph-rsid="002acd76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2acd76" officeooo:paragraph-rsid="002acd76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2a3320" officeooo:paragraph-rsid="002a3320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style:text-underline-style="solid" style:text-underline-width="auto" style:text-underline-color="font-color" fo:font-weight="bold" officeooo:rsid="002a3320" officeooo:paragraph-rsid="002a3320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rsid="002b176b" officeooo:paragraph-rsid="002b176b"/>
    </style:style>
    <style:style style:name="P22" style:family="paragraph" style:parent-style-name="Standard">
      <style:text-properties officeooo:rsid="002db871" officeooo:paragraph-rsid="002db871"/>
    </style:style>
    <style:style style:name="P23" style:family="paragraph" style:parent-style-name="Standard">
      <style:text-properties officeooo:rsid="002eae18" officeooo:paragraph-rsid="002eae18"/>
    </style:style>
    <style:style style:name="P24" style:family="paragraph" style:parent-style-name="Standard">
      <style:text-properties officeooo:rsid="0030cb2d" officeooo:paragraph-rsid="0030cb2d"/>
    </style:style>
    <style:style style:name="P25" style:family="paragraph" style:parent-style-name="Text_20_body">
      <style:text-properties fo:font-size="15pt" fo:font-weight="bold" officeooo:rsid="00280793" officeooo:paragraph-rsid="00280793" style:font-size-asian="15pt" style:font-weight-asian="bold" style:font-size-complex="15pt" style:font-weight-complex="bold"/>
    </style:style>
    <style:style style:name="P26" style:family="paragraph" style:parent-style-name="Standard">
      <style:text-properties officeooo:rsid="0030cb2d" officeooo:paragraph-rsid="0030cb2d"/>
    </style:style>
    <style:style style:name="P27" style:family="paragraph" style:parent-style-name="Standard">
      <style:text-properties officeooo:rsid="0033aa24" officeooo:paragraph-rsid="0033aa24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paragraph-properties fo:margin-top="0cm" fo:margin-bottom="0cm" style:contextual-spacing="false"/>
    </style:style>
    <style:style style:name="P32" style:family="paragraph" style:parent-style-name="Text_20_body" style:list-style-name="L3">
      <style:text-properties officeooo:rsid="00280793" officeooo:paragraph-rsid="00280793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paragraph-properties fo:margin-top="0cm" fo:margin-bottom="0cm" style:contextual-spacing="false"/>
    </style:style>
    <style:style style:name="P35" style:family="paragraph" style:parent-style-name="Text_20_body" style:list-style-name="L5"/>
    <style:style style:name="P36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e4dbd"/>
    </style:style>
    <style:style style:name="T2" style:family="text">
      <style:text-properties officeooo:rsid="001fc5d8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normal" style:font-weight-asian="normal" style:font-weight-complex="normal"/>
    </style:style>
    <style:style style:name="T5" style:family="text">
      <style:text-properties fo:language="es" fo:country="ES" fo:font-weight="normal" officeooo:rsid="00226bf5" style:font-weight-asian="normal" style:font-weight-complex="normal"/>
    </style:style>
    <style:style style:name="T6" style:family="text">
      <style:text-properties fo:language="es" fo:country="ES" fo:font-weight="normal" officeooo:rsid="0025a4b6" style:font-weight-asian="normal" style:font-weight-complex="normal"/>
    </style:style>
    <style:style style:name="T7" style:family="text">
      <style:text-properties officeooo:rsid="00280793"/>
    </style:style>
    <style:style style:name="T8" style:family="text">
      <style:text-properties officeooo:rsid="002a332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Shell scripting: Es la técnica de diseñar y crear un script para una shell de un sistema operativo. Estos scripts se crean generalmente mediante un editor de texto y manejan un lenguaje de programación intrpretado. Los scripts de shell sirven para automatizar tareas y realizar procesos más complejos que un solo comando puede efectuar. <text:s/></text:span><text:span text:style-name="T2">Se interpretan línea a línea sin compilación previa. L</text:span><text:span text:style-name="T3">os scripts </text:span><text:span text:style-name="T4">pueden realizar copias de seguridad diarias, instalar parches, supervisar los sistemas y la actividad y realizar auditorías rutinarias.</text:span></text:p>
      <text:p text:style-name="P1"/>
      <text:p text:style-name="P6">2) A) Se identifican con un # antes del comentario, en una misma línea</text:p>
      <text:p text:style-name="P11"/>
      <text:p text:style-name="P6">b) se declaran asi: variable=valor</text:p>
      <text:p text:style-name="P6">El valor puede ser String o array</text:p>
      <text:p text:style-name="P11"/>
      <text:p text:style-name="P6">Y se hace referencia con su nombre: variable. Siendo variable el nombre de la misma</text:p>
      <text:p text:style-name="P6">Y para imprimir su valor es $variable</text:p>
      <text:p text:style-name="P11"/>
      <text:p text:style-name="P7">3)</text:p>
      <text:p text:style-name="P7">a) para crearlo</text:p>
      <text:p text:style-name="P7">mkdir practica-shell-script</text:p>
      <text:p text:style-name="P7">dentro de ella ejecuto el comando vi</text:p>
      <text:p text:style-name="P7">escribo todo el texto, apreto ESC, y luego el comando :wq mostrar.sh</text:p>
      <text:p text:style-name="P7">b) Me posiciono en la carpeta y ejecuto ./mostrar.sh</text:p>
      <text:p text:style-name="P12"/>
      <text:p text:style-name="P7">c)</text:p>
      <text:p text:style-name="P7">Introduzca su nombre y apellidd</text:p>
      <text:p text:style-name="P7">massimo parzanese</text:p>
      <text:p text:style-name="P7">Fecha y hora actual:</text:p>
      <text:p text:style-name="P7">dom 08 sep 2024 15:18:06 -03</text:p>
      <text:p text:style-name="P7">Su apellido y nombre es:</text:p>
      <text:p text:style-name="P7">parzanese massimo</text:p>
      <text:p text:style-name="P7">Su usuario es: massimo</text:p>
      <text:p text:style-name="P7">Su directorio actual es:</text:p>
      <text:p text:style-name="P12"/>
      <text:p text:style-name="P3"><text:span text:style-name="T5">d) </text:span><text:span text:style-name="T4">La sustitución de comandos en shell scripting te permite usar la salida de un comando como parte de otro comando. Cuando ves las backquotes (</text:span><text:span text:style-name="Source_20_Text"><text:span text:style-name="T4">`</text:span></text:span><text:span text:style-name="T4">) en un comando, eso indica que el resultado del comando dentro de las backquotes debe ser insertado en el lugar de las backquotes.</text:span></text:p>
      <text:p text:style-name="P3"><text:span text:style-name="T5">Otra posibilidad es: </text:span><text:span text:style-name="T4">echo "Su usuario es: $(whoami)"</text:span></text:p>
      <text:p text:style-name="P3"/>
      <text:p text:style-name="P8">e) </text:p>
      <text:p text:style-name="P8">Modificación que hice:</text:p>
      <text:p text:style-name="P8">#!/bin/bash</text:p>
      <text:p text:style-name="P8"># Comentarios acerca de lo que hace el script</text:p>
      <text:p text:style-name="P8"># Siempre comento mis scripts, si no hoy lo hago</text:p>
      <text:p text:style-name="P8"># y mañana ya no me acuerdo de lo que quise hacer</text:p>
      <text:p text:style-name="P8">echo "Introduzca su nombre y apellidd"</text:p>
      <text:p text:style-name="P8">read nombre apellido</text:p>
      <text:p text:style-name="P8">echo "Fecha y hora actual:" </text:p>
      <text:p text:style-name="P8">date</text:p>
      <text:p text:style-name="P8">echo "Su apellido y nombre es:"</text:p>
      <text:p text:style-name="P8">echo "$apellido $nombre"</text:p>
      <text:p text:style-name="P8">echo "Su usuario es: `whoami`"</text:p>
      <text:p text:style-name="P8">echo "Su directorio actual es:"</text:p>
      <text:p text:style-name="P8">pwd</text:p>
      <text:p text:style-name="P2"><text:soft-page-break/><text:span text:style-name="T4">echo "Introduzca el directorio que quiere saber su contenido"</text:span></text:p>
      <text:p text:style-name="P8">read directorio</text:p>
      <text:p text:style-name="P8">echo "El contenido del directorio es:"</text:p>
      <text:p text:style-name="P8">ls $directorio</text:p>
      <text:p text:style-name="P2"/>
      <text:p text:style-name="P8">Lo que imprime: </text:p>
      <text:p text:style-name="P8">Introduzca su nombre y apellidd</text:p>
      <text:p text:style-name="P8">Massimo Parzanese</text:p>
      <text:p text:style-name="P8">Fecha y hora actual:</text:p>
      <text:p text:style-name="P8">dom 08 sep 2024 15:31:00 -03</text:p>
      <text:p text:style-name="P8">Su apellido y nombre es:</text:p>
      <text:p text:style-name="P8">Parzanese Massimo</text:p>
      <text:p text:style-name="P8">Su usuario es: massimo</text:p>
      <text:p text:style-name="P8">Su directorio actual es:</text:p>
      <text:p text:style-name="P8">/home/massimo/Desktop/practica-shell-script</text:p>
      <text:p text:style-name="P8">Introduzca el directorio que quiere saber su contenido</text:p>
      <text:p text:style-name="P8">/home/massimo/Desktop</text:p>
      <text:p text:style-name="P8">El contenido del directorio es:</text:p>
      <text:p text:style-name="P8"><text:s/>24464-2 <text:s text:c="6"/>is2o.txt <text:s/>'Práctica 2 ISO.odt'<text:tab/> <text:s text:c="4"/>practica-shell-script</text:p>
      <text:p text:style-name="P8"><text:s/>comprimidos <text:s text:c="2"/>iso2017<text:tab/> 'Practica 2 original.odt' <text:s text:c="2"/>prueba</text:p>
      <text:p text:style-name="P8"><text:s/>etc<text:tab/> <text:s text:c="6"/>iso.txt<text:tab/> 'Practica 3.odt'<text:tab/> <text:s text:c="4"/>PRUEBA</text:p>
      <text:p text:style-name="P8"/>
      <text:p text:style-name="P8"/>
      <text:p text:style-name="P9">4)</text:p>
      <text:p text:style-name="P9">Nombre del script: $0</text:p>
      <text:p text:style-name="P9">Primer parámetro: $1</text:p>
      <text:p text:style-name="P9">Segundo parámetro: $2</text:p>
      <text:p text:style-name="P9">Número de parámetros: $#</text:p>
      <text:p text:style-name="P9">Todos los parámetros: $@</text:p>
      <text:p text:style-name="P9"><text:span text:style-name="Source_20_Text">$*</text:span> se utiliza para representar todos los parámetros pasados al script o función, en una sola cadena de texto.</text:p>
      <text:p text:style-name="P9"><text:span text:style-name="Source_20_Text">$</text:span> es un símbolo que se usa para varias funciones importantes, dependiendo de su contexto.</text:p>
      <text:p text:style-name="P9"><text:span text:style-name="Source_20_Text">$HOME</text:span> es una variable de entorno que contiene la ruta al directorio personal del usuario que está actualmente conectado.</text:p>
      <text:p text:style-name="P9"/>
      <text:p text:style-name="P10">5)</text:p>
      <text:p text:style-name="P13"><text:span text:style-name="Source_20_Text"><text:span text:style-name="T6">exit</text:span></text:span><text:span text:style-name="T6"> en los scripts de shell y en la línea de comandos de Unix/Linux se utiliza para terminar la ejecución del script o cerrar la sesión de shell actual. </text:span>Cuando se usa en una sesión interactiva de shell (como una terminal), <text:span text:style-name="Source_20_Text">exit</text:span> cierra la sesión de shell actual, devolviendo al usuario al nivel anterior (por ejemplo, al cerrar una terminal o una sesión SSH).</text:p>
      <text:p text:style-name="P13"/>
      <text:p text:style-name="P5">6)</text:p>
      <text:p text:style-name="P5">El comando <text:span text:style-name="Source_20_Text">expr</text:span> en Unix y Linux se utiliza para evaluar expresiones y realizar operaciones aritméticas, de comparación y de cadena de texto. A continuación te detallo los tipos de operaciones que se pueden realizar con <text:span text:style-name="Source_20_Text">expr</text:span> y su sintaxis.</text:p>
      <text:h text:style-name="P4" text:outline-level="3">Operaciones Aritméticas</text:h>
      <text:list text:style-name="L1">
        <text:list-item>
          <text:p text:style-name="P29">Suma (<text:span text:style-name="Source_20_Text">+</text:span>)</text:p>
        </text:list-item>
        <text:list-item>
          <text:p text:style-name="P29">Resta (<text:span text:style-name="Source_20_Text">-</text:span>)</text:p>
        </text:list-item>
        <text:list-item>
          <text:p text:style-name="P29">Multiplicación (<text:span text:style-name="Source_20_Text">\*</text:span>)</text:p>
        </text:list-item>
        <text:list-item>
          <text:p text:style-name="P29">División (<text:span text:style-name="Source_20_Text">/</text:span>)</text:p>
        </text:list-item>
        <text:list-item>
          <text:p text:style-name="P28"><text:soft-page-break/>Módulo (<text:span text:style-name="Source_20_Text">%</text:span>)</text:p>
        </text:list-item>
      </text:list>
      <text:h text:style-name="Heading_20_3" text:outline-level="3">Operaciones de Comparación <text:span text:style-name="T7">par Strings</text:span></text:h>
      <text:list text:style-name="L2">
        <text:list-item>
          <text:p text:style-name="P31">Igual (<text:span text:style-name="Source_20_Text">=</text:span>)</text:p>
        </text:list-item>
        <text:list-item>
          <text:p text:style-name="P31">Diferente (<text:span text:style-name="Source_20_Text">!=</text:span>)</text:p>
        </text:list-item>
        <text:list-item>
          <text:p text:style-name="P31">Mayor que (<text:span text:style-name="Source_20_Text">&gt;</text:span>)</text:p>
        </text:list-item>
        <text:list-item>
          <text:p text:style-name="P31">Menor que (<text:span text:style-name="Source_20_Text">&lt;</text:span>)</text:p>
        </text:list-item>
        <text:list-item>
          <text:p text:style-name="P31">Mayor o igual que (<text:span text:style-name="Source_20_Text">&gt;=</text:span>)</text:p>
        </text:list-item>
        <text:list-item>
          <text:p text:style-name="P30">Menor o igual que (<text:span text:style-name="Source_20_Text">&lt;=</text:span>)</text:p>
        </text:list-item>
      </text:list>
      <text:p text:style-name="P25">Operaciones de comparación numéricas</text:p>
      <text:list text:style-name="L3">
        <text:list-item>
          <text:p text:style-name="P32">Igual(-eq)</text:p>
        </text:list-item>
        <text:list-item>
          <text:p text:style-name="P32">Diferente (-ne)</text:p>
        </text:list-item>
        <text:list-item>
          <text:p text:style-name="P32">Mayor(-gt)</text:p>
        </text:list-item>
        <text:list-item>
          <text:p text:style-name="P32">Mayor o igual(-ge)</text:p>
        </text:list-item>
        <text:list-item>
          <text:p text:style-name="P32">Menor(-lt)</text:p>
        </text:list-item>
        <text:list-item>
          <text:p text:style-name="P32">Menor o igual(-le)</text:p>
        </text:list-item>
      </text:list>
      <text:h text:style-name="Heading_20_3" text:outline-level="3">Operaciones de Cadena</text:h>
      <text:list text:style-name="L4">
        <text:list-item>
          <text:p text:style-name="P34">Longitud de la cadena (<text:span text:style-name="Source_20_Text">length</text:span>)</text:p>
        </text:list-item>
        <text:list-item>
          <text:p text:style-name="P34">Extracción de subcadena (<text:span text:style-name="Source_20_Text">substr</text:span>)</text:p>
        </text:list-item>
        <text:list-item>
          <text:p text:style-name="P34">Buscar subcadena (<text:span text:style-name="Source_20_Text">index</text:span>)</text:p>
        </text:list-item>
        <text:list-item>
          <text:p text:style-name="P33">Coincidencia con expresión regular (<text:span text:style-name="Source_20_Text">match</text:span>)</text:p>
        </text:list-item>
      </text:list>
      <text:p text:style-name="Text_20_body"/>
      <text:p text:style-name="Text_20_body"/>
      <text:p text:style-name="P15">7)</text:p>
      <text:p text:style-name="P16"><text:span text:style-name="T8">El comando test </text:span>se usa para evaluar expresiones y verificar condiciones en scripts y en la línea de comandos.</text:p>
      <text:p text:style-name="P14">Se pueden utilizar las expresiones vistas en el punto anterior, y además comparaciones de archivos. Estas son las siguientes:</text:p>
      <text:p text:style-name="P14"><text:tab/></text:p>
      <text:list text:style-name="L5">
        <text:list-item>
          <text:p text:style-name="P36"><text:span text:style-name="Source_20_Text">-e</text:span>: El archivo existe</text:p>
        </text:list-item>
        <text:list-item>
          <text:p text:style-name="P36"><text:span text:style-name="Source_20_Text">-f</text:span>: Es un archivo regular</text:p>
        </text:list-item>
        <text:list-item>
          <text:p text:style-name="P36"><text:span text:style-name="Source_20_Text">-d</text:span>: Es un directorio</text:p>
        </text:list-item>
        <text:list-item>
          <text:p text:style-name="P36"><text:span text:style-name="Source_20_Text">-r</text:span>: Tiene permisos de lectura</text:p>
        </text:list-item>
        <text:list-item>
          <text:p text:style-name="P36"><text:span text:style-name="Source_20_Text">-w</text:span>: Tiene permisos de escritura</text:p>
        </text:list-item>
        <text:list-item>
          <text:p text:style-name="P36"><text:span text:style-name="Source_20_Text">-x</text:span>: Tiene permisos de ejecución</text:p>
        </text:list-item>
        <text:list-item>
          <text:p text:style-name="P35"><text:span text:style-name="Source_20_Text">-s</text:span>: El archivo no está vacío</text:p>
        </text:list-item>
      </text:list>
      <text:p text:style-name="Text_20_body"/>
      <text:p text:style-name="P15"><text:soft-page-break/>8) Estructuras de control:</text:p>
      <text:p text:style-name="P20">IF:</text:p>
      <text:p text:style-name="P15">if [ condition ]</text:p>
      <text:p text:style-name="P15">then</text:p>
      <text:p text:style-name="P15"><text:tab/>block</text:p>
      <text:p text:style-name="P15">fi</text:p>
      <text:p text:style-name="P19"/>
      <text:p text:style-name="P19">case:</text:p>
      <text:p text:style-name="P14">case $variable in</text:p>
      <text:p text:style-name="P14"><text:tab/>"valor 1")</text:p>
      <text:p text:style-name="P14"><text:tab/><text:tab/>block</text:p>
      <text:p text:style-name="P14"><text:tab/>;;</text:p>
      <text:p text:style-name="P14"><text:tab/>"valor 2")</text:p>
      <text:p text:style-name="P14"><text:tab/><text:tab/>block</text:p>
      <text:p text:style-name="P14"><text:tab/>;;</text:p>
      <text:p text:style-name="P14"><text:tab/>*)</text:p>
      <text:p text:style-name="P14"><text:tab/><text:tab/>block</text:p>
      <text:p text:style-name="P14"><text:tab/>;;</text:p>
      <text:p text:style-name="P14">esac</text:p>
      <text:p text:style-name="P14"/>
      <text:p text:style-name="P18">while:</text:p>
      <text:p text:style-name="P17">while [ condition ] #Mientras se cumpla la condición</text:p>
      <text:p text:style-name="P17">do</text:p>
      <text:p text:style-name="P17"><text:tab/>block</text:p>
      <text:p text:style-name="P17">done</text:p>
      <text:p text:style-name="P17"/>
      <text:p text:style-name="P18">for:</text:p>
      <text:p text:style-name="P17"/>
      <text:p text:style-name="P17">Posee 2 variantes</text:p>
      <text:p text:style-name="P17"><text:tab/>C-style:</text:p>
      <text:p text:style-name="P17"><text:tab/>for ((i=0; i &lt; 10; i++))</text:p>
      <text:p text:style-name="P17"><text:tab/>do</text:p>
      <text:p text:style-name="P17"><text:tab/><text:tab/>block</text:p>
      <text:p text:style-name="P17"><text:tab/>done</text:p>
      <text:p text:style-name="P17"><text:tab/>Con lista de valores (foreach):</text:p>
      <text:p text:style-name="P17"><text:tab/>for i in value1 value2 value3 valueN;</text:p>
      <text:p text:style-name="P17"><text:tab/>do</text:p>
      <text:p text:style-name="P17"><text:tab/><text:tab/>block</text:p>
      <text:p text:style-name="P17"><text:tab/>done</text:p>
      <text:p text:style-name="P17"/>
      <text:p text:style-name="P17"/>
      <text:p text:style-name="P18">Select:</text:p>
      <text:p text:style-name="P17">select variable in opcion1 opcion2 opcion3</text:p>
      <text:p text:style-name="P17">do</text:p>
      <text:p text:style-name="P17"><text:tab/>block</text:p>
      <text:p text:style-name="P17">done</text:p>
      <text:p text:style-name="P17"/>
      <text:p text:style-name="P21"><text:soft-page-break/>9) Break: Corta las iteraciones de la estructura de control para pasar a lo siguiente a ellas</text:p>
      <text:p text:style-name="P21">Continue: Pasa a la siguiente iteración de la estructura de control </text:p>
      <text:p text:style-name="P21"/>
      <text:p text:style-name="P22">10) Existen solo 2 tipos: Arrays y Strings. Algunas operaciones permiten que los strings se traten como si fueran “numeros”.</text:p>
      <text:p text:style-name="P22">En Shell scripting (y en muchos lenguajes de scripting similares), se dice que el intérprete sigue un <text:span text:style-name="Strong_20_Emphasis">"enfoque de ejecución línea por línea"</text:span> o <text:span text:style-name="Strong_20_Emphasis">"interpretación línea por línea"</text:span>. Esto significa que el intérprete procesa el script de comandos una línea a la vez en lugar de compilar el script en un solo paso y luego ejecutarlo.</text:p>
      <text:p text:style-name="P22">Los arreglos se definen asi: array=(1 2 3 4 5)</text:p>
      <text:p text:style-name="P22"/>
      <text:p text:style-name="P23">11) Se declaran de la siguiente forma:</text:p>
      <text:p text:style-name="P23"><text:tab/>Function nombre_funcion(){</text:p>
      <text:p text:style-name="P23"/>
      <text:p text:style-name="P23"><text:tab/>}</text:p>
      <text:p text:style-name="P23">Se le pasan parámetros y se pueden usar dentro de ella con el símbolo $ con el número correspondiente del parámetro</text:p>
      <text:p text:style-name="P23"/>
      <text:p text:style-name="P24">12)</text:p>
      <text:p text:style-name="P24">A) Abrí el editor de texto vi, creando el archivo eje12A.sh</text:p>
      <text:p text:style-name="P24">#!/bin/bash</text:p>
      <text:p text:style-name="P24">echo "Ingrese el primer numero"</text:p>
      <text:p text:style-name="P24">read num1</text:p>
      <text:p text:style-name="P24">echo "Ingrese el segundo numero"</text:p>
      <text:p text:style-name="P24">read num</text:p>
      <text:p text:style-name="P24">sum=$((num1 + num)) # </text:p>
      <text:p text:style-name="P24">echo "La suma de los numeros $num1 y $num es $sum" </text:p>
      <text:p text:style-name="P24"/>
      <text:p text:style-name="P27">15)</text:p>
      <text:p text:style-name="P27">cut - elimina fragmentos en cada línea de un archivo</text:p>
      <text:p text:style-name="P27"/>
      <text:p text:style-name="P27">Algunas opciones:</text:p>
      <text:p text:style-name="P27">Los <text:s/>argumentos <text:s/>obligatorios <text:s/>para <text:s/>las <text:s/>opciones <text:s/>largas <text:s/>son también</text:p>
      <text:p text:style-name="P27"><text:s text:c="7"/>obligatorios para las opciones cortas.</text:p>
      <text:p text:style-name="P27"/>
      <text:p text:style-name="P27"><text:s text:c="7"/>-b, --bytes=LISTA</text:p>
      <text:p text:style-name="P27"><text:s text:c="14"/>selecciona solo estos bytes</text:p>
      <text:p text:style-name="P27"/>
      <text:p text:style-name="P27"><text:s text:c="7"/>-c, --characters=LISTA</text:p>
      <text:p text:style-name="P27"><text:s text:c="14"/>selecciona solo estos caracteres</text:p>
      <text:p text:style-name="P27"/>
      <text:p text:style-name="P27"><text:s text:c="7"/>-d, --delimiter=DELIM</text:p>
      <text:p text:style-name="P27"><text:s text:c="14"/>emplea 'DELIM' como separador en lugar de tabulaciones</text:p>
      <text:p text:style-name="P27"/>
      <text:p text:style-name="P27"><text:s text:c="7"/>-f, --fields=LISTA</text:p>
      <text:p text:style-name="P27"><text:s text:c="14"/>selecciona solo estos campos. También mostrará todas las <text:s/>líneas</text:p>
      <text:p text:style-name="P27"><text:s text:c="14"/>que no contengan delimitador salvo que se indique la opción -s.</text:p>
      <text:p text:style-name="P27"/>
      <text:p text:style-name="P27"><text:s text:c="7"/>-n <text:s text:c="4"/>(no tiene efect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4:46:51.085856470</meta:creation-date>
    <dc:date>2024-09-13T16:18:36.559786582</dc:date>
    <meta:editing-duration>PT3H9M39S</meta:editing-duration>
    <meta:editing-cycles>16</meta:editing-cycles>
    <meta:generator>LibreOffice/7.4.7.2$Linux_X86_64 LibreOffice_project/40$Build-2</meta:generator>
    <meta:document-statistic meta:table-count="0" meta:image-count="0" meta:object-count="0" meta:page-count="5" meta:paragraph-count="180" meta:word-count="1109" meta:character-count="6635" meta:non-whitespace-character-count="5543"/>
  </office:meta>
</office:document-meta>
</file>